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c9c9b6"/>
    </style:style>
    <style:style style:name="gr2" style:family="graphic" style:parent-style-name="standard">
      <style:graphic-properties svg:stroke-width="0.001cm" svg:stroke-color="#494936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b7b79d"/>
    </style:style>
    <style:style style:name="gr4" style:family="graphic" style:parent-style-name="standard">
      <style:graphic-properties draw:stroke="none" svg:stroke-width="0.001cm" draw:fill-color="#7a7a5a"/>
    </style:style>
    <style:style style:name="gr5" style:family="graphic" style:parent-style-name="standard">
      <style:graphic-properties svg:stroke-width="0.001cm" svg:stroke-color="#ecece7" draw:fill="none" draw:fill-color="#ffffff" fo:padding-top="-0.049cm" fo:padding-bottom="-0.049cm" fo:padding-left="-0.049cm" fo:padding-right="-0.049cm"/>
    </style:style>
    <style:style style:name="gr6" style:family="graphic" style:parent-style-name="standard">
      <style:graphic-properties svg:stroke-width="0.107cm" svg:stroke-color="#dbdbce" draw:fill="none" draw:fill-color="#ffffff" fo:padding-top="0.003cm" fo:padding-bottom="0.003cm" fo:padding-left="0.003cm" fo:padding-right="0.003cm"/>
    </style:style>
    <style:style style:name="gr7" style:family="graphic" style:parent-style-name="standard">
      <style:graphic-properties svg:stroke-width="0.107cm" svg:stroke-color="#000000" draw:fill="none" draw:fill-color="#ffffff" fo:padding-top="0.003cm" fo:padding-bottom="0.003cm" fo:padding-left="0.003cm" fo:padding-right="0.003cm"/>
    </style:style>
    <style:style style:name="gr8" style:family="graphic" style:parent-style-name="standard">
      <style:graphic-properties svg:stroke-width="0.08cm" svg:stroke-color="#000000" draw:fill="none" draw:fill-color="#ffffff" fo:padding-top="-0.01cm" fo:padding-bottom="-0.01cm" fo:padding-left="-0.01cm" fo:padding-right="-0.01cm"/>
    </style:style>
    <style:style style:name="gr9" style:family="graphic" style:parent-style-name="standard">
      <style:graphic-properties svg:stroke-width="0.08cm" svg:stroke-color="#494936" draw:fill="none" draw:fill-color="#ffffff" fo:padding-top="-0.01cm" fo:padding-bottom="-0.01cm" fo:padding-left="-0.01cm" fo:padding-right="-0.01cm"/>
    </style:style>
  </office:automatic-styles>
  <office:body>
    <office:drawing>
      <draw:page draw:name="page1" draw:style-name="dp1" draw:master-page-name="Default">
        <draw:g>
          <draw:glue-point draw:id="4" svg:x="-3.509cm" svg:y="-5cm"/>
          <draw:glue-point draw:id="5" svg:x="5cm" svg:y="-5cm"/>
          <draw:glue-point draw:id="6" svg:x="0.746cm" svg:y="-5cm"/>
          <draw:glue-point draw:id="7" svg:x="-5cm" svg:y="5cm"/>
          <draw:glue-point draw:id="8" svg:x="3.511cm" svg:y="5cm"/>
          <draw:glue-point draw:id="9" svg:x="-0.746cm" svg:y="5cm"/>
          <draw:glue-point draw:id="10" svg:x="-5cm" svg:y="-3.005cm"/>
          <draw:glue-point draw:id="11" svg:x="-5cm" svg:y="0.998cm"/>
          <draw:glue-point draw:id="12" svg:x="5cm" svg:y="2.872cm"/>
          <draw:glue-point draw:id="13" svg:x="5cm" svg:y="-1.063cm"/>
          <draw:glue-point draw:id="14" svg:x="0cm" svg:y="-0.02cm"/>
          <draw:polygon draw:style-name="gr1" draw:layer="layout" svg:width="2.851cm" svg:height="0.399cm" svg:x="0cm" svg:y="0cm" svg:viewBox="0 0 2852 400" draw:points="0,400 425,0 2852,0 2427,400">
            <text:p/>
          </draw:polygon>
          <draw:polygon draw:style-name="gr2" draw:layer="layout" svg:width="2.851cm" svg:height="0.399cm" svg:x="0cm" svg:y="0cm" svg:viewBox="0 0 2852 400" draw:points="0,400 425,0 2852,0 2427,400">
            <text:p/>
          </draw:polygon>
          <draw:polygon draw:style-name="gr3" draw:layer="layout" svg:width="2.426cm" svg:height="1.601cm" svg:x="0cm" svg:y="0.399cm" svg:viewBox="0 0 2427 1602" draw:points="0,0 2427,0 2427,1602 0,1602">
            <text:p/>
          </draw:polygon>
          <draw:polygon draw:style-name="gr2" draw:layer="layout" svg:width="2.426cm" svg:height="1.601cm" svg:x="0cm" svg:y="0.399cm" svg:viewBox="0 0 2427 1602" draw:points="0,0 2427,0 2427,1602 0,1602">
            <text:p/>
          </draw:polygon>
          <draw:polygon draw:style-name="gr4" draw:layer="layout" svg:width="0.425cm" svg:height="2cm" svg:x="2.426cm" svg:y="0cm" svg:viewBox="0 0 426 2001" draw:points="0,2001 426,1575 426,0 0,399">
            <text:p/>
          </draw:polygon>
          <draw:polygon draw:style-name="gr2" draw:layer="layout" svg:width="0.425cm" svg:height="2cm" svg:x="2.426cm" svg:y="0cm" svg:viewBox="0 0 426 2001" draw:points="0,2001 426,1575 426,0 0,399">
            <text:p/>
          </draw:polygon>
          <draw:polygon draw:style-name="gr4" draw:layer="layout" svg:width="1.326cm" svg:height="1.025cm" svg:x="0.55cm" svg:y="0.699cm" svg:viewBox="0 0 1327 1026" draw:points="0,0 1327,0 1327,1026 0,1026">
            <text:p/>
          </draw:polygon>
          <draw:polygon draw:style-name="gr2" draw:layer="layout" svg:width="1.326cm" svg:height="1.025cm" svg:x="0.55cm" svg:y="0.699cm" svg:viewBox="0 0 1327 1026" draw:points="0,0 1327,0 1327,1026 0,1026">
            <text:p/>
          </draw:polygon>
          <draw:polyline draw:style-name="gr5" draw:layer="layout" svg:width="1.326cm" svg:height="1.025cm" svg:x="0.55cm" svg:y="0.699cm" svg:viewBox="0 0 1327 1026" draw:points="0,1026 0,0 1327,0">
            <text:p/>
          </draw:polyline>
          <draw:line draw:style-name="gr6" draw:layer="layout" svg:x1="1.651cm" svg:y1="0.974cm" svg:x2="0.75cm" svg:y2="0.974cm">
            <text:p/>
          </draw:line>
          <draw:line draw:style-name="gr7" draw:layer="layout" svg:x1="1.651cm" svg:y1="1.224cm" svg:x2="0.75cm" svg:y2="1.224cm">
            <text:p/>
          </draw:line>
          <draw:line draw:style-name="gr8" draw:layer="layout" svg:x1="1.651cm" svg:y1="1.474cm" svg:x2="0.75cm" svg:y2="1.474cm">
            <text:p/>
          </draw:line>
          <draw:line draw:style-name="gr9" draw:layer="layout" svg:x1="1.676cm" svg:y1="0.999cm" svg:x2="0.776cm" svg:y2="0.999cm">
            <text:p/>
          </draw:line>
          <draw:line draw:style-name="gr8" draw:layer="layout" svg:x1="1.676cm" svg:y1="1.25cm" svg:x2="0.776cm" svg:y2="1.25cm">
            <text:p/>
          </draw:line>
          <draw:line draw:style-name="gr8" draw:layer="layout" svg:x1="1.676cm" svg:y1="1.499cm" svg:x2="0.776cm" svg:y2="1.49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Repeater</dc:title>
    <meta:creation-date>2011-02-07T16:47:21</meta:creation-date>
    <meta:editing-duration>P0D</meta:editing-duration>
    <meta:editing-cycles>1</meta:editing-cycles>
    <meta:document-statistic meta:object-count="16"/>
    <meta:generator>OpenOffice.org/3.3$Linux OpenOffice.org_project/330m20$Build-9567</meta:generator>
  </office:meta>
</office:document-meta>
</file>